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15%"/>
      <style:text-properties style:font-name="Liberation Serif" fo:font-size="14pt" fo:language="en" fo:country="GB" fo:font-weight="bold" officeooo:rsid="00156ee5" officeooo:paragraph-rsid="00156ee5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top="0.101cm" fo:margin-bottom="0.101cm" loext:contextual-spacing="false" fo:line-height="115%"/>
      <style:text-properties style:font-name="Liberation Serif" fo:language="en" fo:country="GB" officeooo:rsid="00156ee5" officeooo:paragraph-rsid="00156ee5"/>
    </style:style>
    <style:style style:name="P3" style:family="paragraph" style:parent-style-name="Standard" style:list-style-name="L1">
      <style:paragraph-properties fo:margin-top="0.101cm" fo:margin-bottom="0.101cm" loext:contextual-spacing="false" fo:line-height="115%"/>
      <style:text-properties style:font-name="Liberation Serif" fo:language="en" fo:country="GB" officeooo:rsid="00170b9a" officeooo:paragraph-rsid="00170b9a"/>
    </style:style>
    <style:style style:name="P4" style:family="paragraph" style:parent-style-name="Standard" style:list-style-name="L1">
      <style:paragraph-properties fo:margin-top="0.101cm" fo:margin-bottom="0.101cm" loext:contextual-spacing="false" fo:line-height="115%"/>
      <style:text-properties style:font-name="Liberation Serif" fo:language="en" fo:country="GB" officeooo:rsid="00170b9a" officeooo:paragraph-rsid="001a5c69"/>
    </style:style>
    <style:style style:name="P5" style:family="paragraph" style:parent-style-name="Standard" style:list-style-name="L1">
      <style:paragraph-properties fo:margin-top="0.101cm" fo:margin-bottom="0.101cm" loext:contextual-spacing="false" fo:line-height="115%"/>
      <style:text-properties style:font-name="Liberation Serif" fo:language="en" fo:country="GB" officeooo:rsid="00170b9a" officeooo:paragraph-rsid="001b7c56"/>
    </style:style>
    <style:style style:name="P6" style:family="paragraph" style:parent-style-name="Standard">
      <style:paragraph-properties fo:margin-top="0.101cm" fo:margin-bottom="0.101cm" loext:contextual-spacing="false" fo:line-height="115%"/>
      <style:text-properties style:font-name="Liberation Serif" fo:language="en" fo:country="GB" officeooo:rsid="00170b9a" officeooo:paragraph-rsid="00170b9a"/>
    </style:style>
    <style:style style:name="P7" style:family="paragraph" style:parent-style-name="Standard" style:list-style-name="L1">
      <style:paragraph-properties fo:margin-top="0.101cm" fo:margin-bottom="0.101cm" loext:contextual-spacing="false" fo:line-height="115%"/>
      <style:text-properties style:font-name="Liberation Serif" fo:language="en" fo:country="GB" officeooo:rsid="001a5c69" officeooo:paragraph-rsid="001a5c69"/>
    </style:style>
    <style:style style:name="P8" style:family="paragraph" style:parent-style-name="Standard">
      <style:paragraph-properties fo:margin-top="0.101cm" fo:margin-bottom="0.101cm" loext:contextual-spacing="false" fo:line-height="115%"/>
      <style:text-properties style:font-name="Liberation Serif" fo:language="en" fo:country="GB" fo:font-weight="bold" officeooo:rsid="00170b9a" officeooo:paragraph-rsid="00170b9a" style:font-weight-asian="bold" style:font-weight-complex="bold"/>
    </style:style>
    <style:style style:name="P9" style:family="paragraph" style:parent-style-name="Standard">
      <style:paragraph-properties fo:margin-top="0.101cm" fo:margin-bottom="0.101cm" loext:contextual-spacing="false" fo:line-height="115%"/>
      <style:text-properties style:font-name="Liberation Serif" fo:language="en" fo:country="GB" fo:font-weight="bold" officeooo:rsid="001d8f6a" officeooo:paragraph-rsid="001d8f6a" style:font-weight-asian="bold" style:font-weight-complex="bold"/>
    </style:style>
    <style:style style:name="P10" style:family="paragraph" style:parent-style-name="Standard">
      <style:paragraph-properties fo:margin-top="0.101cm" fo:margin-bottom="0.101cm" loext:contextual-spacing="false" fo:line-height="115%"/>
      <style:text-properties style:font-name="Liberation Serif" fo:language="en" fo:country="GB" officeooo:rsid="00189322" officeooo:paragraph-rsid="00189322"/>
    </style:style>
    <style:style style:name="P11" style:family="paragraph" style:parent-style-name="Standard">
      <style:paragraph-properties fo:margin-top="0.101cm" fo:margin-bottom="0.101cm" loext:contextual-spacing="false" fo:line-height="115%"/>
      <style:text-properties style:font-name="Liberation Serif" fo:language="en" fo:country="GB" officeooo:rsid="00189322" officeooo:paragraph-rsid="001a5c69"/>
    </style:style>
    <style:style style:name="P12" style:family="paragraph" style:parent-style-name="Standard" style:list-style-name="L2">
      <style:paragraph-properties fo:margin-top="0.101cm" fo:margin-bottom="0.101cm" loext:contextual-spacing="false" fo:line-height="115%"/>
      <style:text-properties officeooo:paragraph-rsid="001a5c69"/>
    </style:style>
    <style:style style:name="P13" style:family="paragraph" style:parent-style-name="Standard" style:list-style-name="L2">
      <style:paragraph-properties fo:margin-top="0.101cm" fo:margin-bottom="0.101cm" loext:contextual-spacing="false" fo:line-height="115%"/>
      <style:text-properties officeooo:rsid="001edc04" officeooo:paragraph-rsid="001edc04"/>
    </style:style>
    <style:style style:name="T1" style:family="text">
      <style:text-properties officeooo:rsid="00170b9a"/>
    </style:style>
    <style:style style:name="T2" style:family="text">
      <style:text-properties officeooo:rsid="00189322"/>
    </style:style>
    <style:style style:name="T3" style:family="text">
      <style:text-properties officeooo:rsid="001a5c6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color="#ce181e" fo:font-style="italic" style:font-style-asian="italic" style:font-style-complex="italic"/>
    </style:style>
    <style:style style:name="T7" style:family="text">
      <style:text-properties fo:color="#ce181e" fo:font-style="italic" officeooo:rsid="001a5c69" style:font-style-asian="italic" style:font-style-complex="italic"/>
    </style:style>
    <style:style style:name="T8" style:family="text">
      <style:text-properties fo:color="#ce181e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ce181e" fo:font-style="italic" fo:font-weight="bold" officeooo:rsid="001a5c69" style:font-style-asian="italic" style:font-weight-asian="bold" style:font-style-complex="italic" style:font-weight-complex="bold"/>
    </style:style>
    <style:style style:name="T10" style:family="text">
      <style:text-properties fo:color="#00599d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00599d" fo:font-style="italic" fo:font-weight="bold" officeooo:rsid="001caf7a" style:font-style-asian="italic" style:font-weight-asian="bold" style:font-style-complex="italic" style:font-weight-complex="bold"/>
    </style:style>
    <style:style style:name="T12" style:family="text">
      <style:text-properties officeooo:rsid="001b7c56"/>
    </style:style>
    <style:style style:name="T13" style:family="text">
      <style:text-properties fo:color="#000000" fo:font-style="normal" officeooo:rsid="001b7c56" style:font-style-asian="normal" style:font-style-complex="normal"/>
    </style:style>
    <style:style style:name="T14" style:family="text">
      <style:text-properties fo:color="#000000" fo:font-style="normal" fo:font-weight="normal" officeooo:rsid="001a5c69" style:font-style-asian="normal" style:font-weight-asian="normal" style:font-style-complex="normal" style:font-weight-complex="normal"/>
    </style:style>
    <style:style style:name="T15" style:family="text">
      <style:text-properties fo:color="#000000" fo:font-style="normal" fo:font-weight="normal" officeooo:rsid="001b7c56" style:font-style-asian="normal" style:font-weight-asian="normal" style:font-style-complex="normal" style:font-weight-complex="normal"/>
    </style:style>
    <style:style style:name="T16" style:family="text">
      <style:text-properties officeooo:rsid="001caf7a"/>
    </style:style>
    <style:style style:name="T17" style:family="text">
      <style:text-properties style:font-name="Liberation Serif" fo:language="en" fo:country="GB"/>
    </style:style>
    <style:style style:name="T18" style:family="text">
      <style:text-properties style:font-name="Liberation Serif" fo:language="en" fo:country="GB" officeooo:rsid="001a5c69"/>
    </style:style>
    <style:style style:name="T19" style:family="text">
      <style:text-properties officeooo:rsid="001edc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tch effe<text:span text:style-name="T16">cts</text:span>: </text:p>
      <text:p text:style-name="P2"/>
      <text:p text:style-name="P2">Multiply each gene‘s mean with <text:s/>a<text:span text:style-name="T5"> batch- and cluster-specific logFC</text:span>.</text:p>
      <text:p text:style-name="P2"/>
      <text:p text:style-name="P2">This <text:span text:style-name="T4">logFC </text:span>can be <text:span text:style-name="T1">received via 2 options:</text:span></text:p>
      <text:p text:style-name="P2"/>
      <text:list xml:id="list3591869324" text:style-name="L1">
        <text:list-item>
          <text:p text:style-name="P3"><text:span text:style-name="T4">Esitmate from reference dataset</text:span>. This is included in <text:span text:style-name="T10">prepSim</text:span> function by the </text:p>
          <text:p text:style-name="P4">.get_batch_lfc function. One batch is set as reference batch and edgeR <text:span text:style-name="T10">glmQLFTest</text:span><text:span text:style-name="T4"> </text:span>is used to estimate logFCs cluster-wise for each gene. </text:p>
          <text:p text:style-name="P4">LogFCs are then added to <text:span text:style-name="T8">rowData(sce)</text:span>. </text:p>
          <text:p text:style-name="P7">For this option you need to set the parameter <text:span text:style-name="T8">batch = TRUE</text:span> in <text:span text:style-name="T10">prepSim</text:span> and thus provide batch estimates in the iput sce to <text:span text:style-name="T10">simData</text:span>.</text:p>
          <text:p text:style-name="P3">If the reference dataset consist of less cluster than <text:span text:style-name="T3">defined in </text:span><text:span text:style-name="T7">nk</text:span> logFCs estimates are generated from the existing cluster‘s logFC‘s median and standard deviation.</text:p>
          <text:p text:style-name="P3">It is not possible to simulate more batches than in the reference this way, but the second option will apply <text:span text:style-name="T3">if </text:span><text:span text:style-name="T9">nb &gt; nb0 </text:span><text:span text:style-name="T13">(#batches &gt; #reference_batches)</text:span>.</text:p>
          <text:p text:style-name="P3"/>
        </text:list-item>
        <text:list-item>
          <text:p text:style-name="P5"><text:span text:style-name="T4">Sample batch logFCs from a normal distribution</text:span> centered around 0. </text:p>
          <text:p text:style-name="P5"><text:span text:style-name="T3">This option is selected by setting the parameter </text:span><text:span text:style-name="T9">lfc_be &gt; 0</text:span><text:span text:style-name="T14">, </text:span><text:span text:style-name="T15">which represents the</text:span><text:span text:style-name="T9"> </text:span><text:span text:style-name="T11">standard deviation</text:span> <text:span text:style-name="T12">of the normal distribution to sample batch logFCs from</text:span>. The batch effect should differ between cluster as they consist of different gene compositions, but this can be further fine-tuned with the <text:s/><text:span text:style-name="T8">rel_be_c</text:span> parameter.</text:p>
        </text:list-item>
      </text:list>
      <text:p text:style-name="P6"/>
      <text:p text:style-name="P8">Parameter to fine-tune the batch effect:</text:p>
      <text:p text:style-name="P6"><text:span text:style-name="T8">rel_be</text:span>: Determines the relative <text:span text:style-name="T2">batch effect across batches.</text:span></text:p>
      <text:p text:style-name="P10"><text:span text:style-name="T8">rel_be_c</text:span><text:span text:style-name="T6">:</text:span> Determines the relative batch effect across <text:span text:style-name="T16">cell-types.</text:span></text:p>
      <text:p text:style-name="P10"/>
      <text:p text:style-name="P11">Each sample gets randomly assigned a batch. If batch_id and sample_id are identical effects will overlap. If both are inferred from the reference samples most parts of the batch effect <text:span text:style-name="T12">sh</text:span>ould be inferred from the sample beta coefficients <text:span text:style-name="T3">instead.</text:span></text:p>
      <text:p text:style-name="P11"/>
      <text:p text:style-name="P9">Missing <text:span text:style-name="T19">parts</text:span>:</text:p>
      <text:list xml:id="list3073268570" text:style-name="L2">
        <text:list-item>
          <text:p text:style-name="P12"><text:span text:style-name="T18">ns = 1 does not work, but I think independent of the integrated batches</text:span></text:p>
        </text:list-item>
        <text:list-item>
          <text:p text:style-name="P13"><text:span text:style-name="T18">t</text:span><text:span text:style-name="T17">ests, as you are rewriting the code anyways, but I added an independent test script.</text:span></text:p>
        </text:list-item>
        <text:list-item>
          <text:p text:style-name="P13"><text:span text:style-name="T17">Maybe discuss conditions for both ways of determining the batch effect vector.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9:11:34.595551574</meta:creation-date>
    <dc:date>2020-04-06T13:38:10.213339185</dc:date>
    <meta:editing-duration>PT23M2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311" meta:character-count="1878" meta:non-whitespace-character-count="1591"/>
  </office:meta>
</office:document-meta>
</file>